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5mm"/>
    </style:style>
    <style:style style:name="co2" style:family="table-column">
      <style:table-column-properties fo:break-before="auto" style:column-width="45.58mm"/>
    </style:style>
    <style:style style:name="co3" style:family="table-column">
      <style:table-column-properties fo:break-before="auto" style:column-width="43.64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40.41mm"/>
    </style:style>
    <style:style style:name="co6" style:family="table-column">
      <style:table-column-properties fo:break-before="auto" style:column-width="13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9" table:default-cell-style-name="Default"/>
        <table:table-column table:style-name="co6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ordinates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xt State Coordinates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Result</text:p>
          </table:table-cell>
          <table:table-cell table:style-name="ce4" table:formula="of:=SUMPRODUCT([.W14:.W60];[.U14:.U60])" office:value-type="float" office:value="1.31951911356164" calcext:value-type="float">
            <text:p>1.31951911356164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No-Op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/>
          <table:table-cell office:value-type="float" office:value="0.0113847534426745" calcext:value-type="float">
            <text:p>0.011384753442675</text:p>
          </table:table-cell>
          <table:table-cell/>
          <table:table-cell table:style-name="ce3" table:formula="of:=[.C2]/10" office:value-type="float" office:value="0.6" calcext:value-type="float">
            <text:p>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office:value-type="float" office:value="0.135569459127964" calcext:value-type="float">
            <text:p>0.135569459127964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3</text:p>
          </table:table-cell>
          <table:table-cell office:value-type="string" calcext:value-type="string">
            <text:p>No-Op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office:value-type="float" office:value="0.976100105721345" calcext:value-type="float">
            <text:p>0.976100105721345</text:p>
          </table:table-cell>
          <table:table-cell/>
          <table:table-cell table:style-name="ce3" table:formula="of:=[.C2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float" office:value="0.113847534426745" calcext:value-type="float">
            <text:p>0.113847534426745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office:value-type="float" office:value="1.22012513215168" calcext:value-type="float">
            <text:p>1.22012513215168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  <table:table-cell office:value-type="float" office:value="1.22012513215168" calcext:value-type="float">
            <text:p>1.22012513215168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  <table:table-cell office:value-type="float" office:value="1.08455567302372" calcext:value-type="float">
            <text:p>1.08455567302372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1.13847534426745" calcext:value-type="float">
            <text:p>1.13847534426745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office:value-type="float" office:value="1.25879323924352" calcext:value-type="float">
            <text:p>1.25879323924352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1.25151408362556" calcext:value-type="float">
            <text:p>1.25151408362556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.125151408362556" calcext:value-type="float">
            <text:p>0.125151408362556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2</text:p>
          </table:table-cell>
          <table:table-cell office:value-type="string" calcext:value-type="string">
            <text:p>No-Op</text:p>
          </table:table-cell>
          <table:table-cell table:number-columns-repeated="2"/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.0125151408362556" calcext:value-type="float">
            <text:p>0.012515140836256</text:p>
          </table:table-cell>
          <table:table-cell/>
          <table:table-cell table:style-name="ce3" table:formula="of:=-[.C2]/5" office:value-type="float" office:value="-1.2" calcext:value-type="float">
            <text:p>-1.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East</text:p>
          </table:table-cell>
          <table:table-cell table:number-columns-repeated="2"/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-[.$C$2]/10" office:value-type="float" office:value="-0.6" calcext:value-type="float">
            <text:p>-0.6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*X</text:p>
          </table:table-cell>
          <table:table-cell/>
          <table:table-cell table:formula="of:=SUMPRODUCT([.F14:.F60];[.$U$14:.$U$60])" office:value-type="float" office:value="3.12250225675825E-017" calcext:value-type="float">
            <text:p>3.12250225675825E-17</text:p>
          </table:table-cell>
          <table:table-cell table:formula="of:=SUMPRODUCT([.G14:.G60];[.$U$14:.$U$60])" office:value-type="float" office:value="-3.19189119579732E-016" calcext:value-type="float">
            <text:p>-3.19189119579732E-16</text:p>
          </table:table-cell>
          <table:table-cell table:formula="of:=SUMPRODUCT([.H14:.H60];[.$U$14:.$U$60])" office:value-type="float" office:value="-3.33066907387547E-016" calcext:value-type="float">
            <text:p>-3.33066907387547E-16</text:p>
          </table:table-cell>
          <table:table-cell table:formula="of:=SUMPRODUCT([.I14:.I60];[.$U$14:.$U$60])" office:value-type="float" office:value="-1.38777878078145E-017" calcext:value-type="float">
            <text:p>-1.38777878078145E-17</text:p>
          </table:table-cell>
          <table:table-cell table:formula="of:=SUMPRODUCT([.J14:.J60];[.$U$14:.$U$60])" office:value-type="float" office:value="0.000000000000299316127438942" calcext:value-type="float">
            <text:p>2.99316127438942E-13</text:p>
          </table:table-cell>
          <table:table-cell table:formula="of:=SUMPRODUCT([.K14:.K60];[.$U$14:.$U$60])" office:value-type="float" office:value="2.77555756156289E-016" calcext:value-type="float">
            <text:p>2.77555756156289E-16</text:p>
          </table:table-cell>
          <table:table-cell table:formula="of:=SUMPRODUCT([.L14:.L60];[.$U$14:.$U$60])" office:value-type="float" office:value="-1.11022302462516E-016" calcext:value-type="float">
            <text:p>-1.11022302462516E-16</text:p>
          </table:table-cell>
          <table:table-cell table:formula="of:=SUMPRODUCT([.M14:.M60];[.$U$14:.$U$60])" office:value-type="float" office:value="-0.0000000000000235367281220533" calcext:value-type="float">
            <text:p>-2.35367281220533E-14</text:p>
          </table:table-cell>
          <table:table-cell table:formula="of:=SUMPRODUCT([.N14:.N60];[.$U$14:.$U$60])" office:value-type="float" office:value="-5.55111512312578E-016" calcext:value-type="float">
            <text:p>-5.55111512312578E-16</text:p>
          </table:table-cell>
          <table:table-cell table:formula="of:=SUMPRODUCT([.O14:.O60];[.$U$14:.$U$60])" office:value-type="float" office:value="0" calcext:value-type="float">
            <text:p>0</text:p>
          </table:table-cell>
          <table:table-cell table:formula="of:=SUMPRODUCT([.P14:.P60];[.$U$14:.$U$60])" office:value-type="float" office:value="1" calcext:value-type="float">
            <text:p>1</text:p>
          </table:table-cell>
          <table:table-cell table:formula="of:=SUMPRODUCT([.Q14:.Q60];[.$U$14:.$U$60])" office:value-type="float" office:value="2.22044604925031E-016" calcext:value-type="float">
            <text:p>2.22044604925031E-16</text:p>
          </table:table-cell>
          <table:table-cell table:formula="of:=SUMPRODUCT([.R14:.R60];[.$U$14:.$U$60])" office:value-type="float" office:value="-5.20417042793042E-018" calcext:value-type="float">
            <text:p>-5.20417042793042E-18</text:p>
          </table:table-cell>
          <table:table-cell table:formula="of:=SUMPRODUCT([.S14:.S60];[.$U$14:.$U$60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14:.F60])" office:value-type="float" office:value="-5.55111512312578E-017" calcext:value-type="float">
            <text:p>-5.55111512312578E-17</text:p>
          </table:table-cell>
          <table:table-cell table:formula="of:=SUM([.G14:.G60])" office:value-type="float" office:value="1" calcext:value-type="float">
            <text:p>1</text:p>
          </table:table-cell>
          <table:table-cell table:formula="of:=SUM([.H14:.H60])" office:value-type="float" office:value="-1" calcext:value-type="float">
            <text:p>-1</text:p>
          </table:table-cell>
          <table:table-cell table:formula="of:=SUM([.I14:.I60])" office:value-type="float" office:value="1" calcext:value-type="float">
            <text:p>1</text:p>
          </table:table-cell>
          <table:table-cell table:formula="of:=SUM([.J14:.J60])" office:value-type="float" office:value="0" calcext:value-type="float">
            <text:p>0</text:p>
          </table:table-cell>
          <table:table-cell table:formula="of:=SUM([.K14:.K60])" office:value-type="float" office:value="0" calcext:value-type="float">
            <text:p>0</text:p>
          </table:table-cell>
          <table:table-cell table:formula="of:=SUM([.L14:.L60])" office:value-type="float" office:value="1" calcext:value-type="float">
            <text:p>1</text:p>
          </table:table-cell>
          <table:table-cell table:formula="of:=SUM([.M14:.M60])" office:value-type="float" office:value="0" calcext:value-type="float">
            <text:p>0</text:p>
          </table:table-cell>
          <table:table-cell table:formula="of:=SUM([.N14:.N60])" office:value-type="float" office:value="0" calcext:value-type="float">
            <text:p>0</text:p>
          </table:table-cell>
          <table:table-cell table:formula="of:=SUM([.O14:.O60])" office:value-type="float" office:value="0" calcext:value-type="float">
            <text:p>0</text:p>
          </table:table-cell>
          <table:table-cell table:formula="of:=SUM([.P14:.P60])" office:value-type="float" office:value="0" calcext:value-type="float">
            <text:p>0</text:p>
          </table:table-cell>
          <table:table-cell table:formula="of:=SUM([.Q14:.Q60])" office:value-type="float" office:value="1" calcext:value-type="float">
            <text:p>1</text:p>
          </table:table-cell>
          <table:table-cell table:formula="of:=SUM([.R14:.R60])" office:value-type="float" office:value="-1" calcext:value-type="float">
            <text:p>-1</text:p>
          </table:table-cell>
          <table:table-cell table:formula="of:=SUM([.S14:.S60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Sheet1.$A$1" table:cell-range-address="$Sheet1.$U$14:.$U$60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ng" table:base-cell-address="$Sheet1.$A$1" table:expression="2"/>
          <table:named-expression table:name="solver_est" table:base-cell-address="$Sheet1.$A$1" table:expression="1"/>
          <table:named-expression table:name="solver_itr" table:base-cell-address="$Sheet1.$A$1" table:expression="2147483647"/>
          <table:named-range table:name="solver_lhs1" table:base-cell-address="$Sheet1.$A$1" table:cell-range-address="$Sheet1.$F$62:.$S$62"/>
          <table:named-range table:name="solver_lhs2" table:base-cell-address="$Sheet1.$A$1" table:cell-range-address="$Sheet1.$U$14:.$U$60"/>
          <table:named-expression table:name="solver_mip" table:base-cell-address="$Sheet1.$A$1" table:expression="2147483647"/>
          <table:named-expression table:name="solver_mni" table:base-cell-address="$Sheet1.$A$1" table:expression="30"/>
          <table:named-expression table:name="solver_mrt" table:base-cell-address="$Sheet1.$A$1" table:expression="0.075"/>
          <table:named-expression table:name="solver_msl" table:base-cell-address="$Sheet1.$A$1" table:expression="2"/>
          <table:named-expression table:name="solver_neg" table:base-cell-address="$Sheet1.$A$1" table:expression="1"/>
          <table:named-expression table:name="solver_nod" table:base-cell-address="$Sheet1.$A$1" table:expression="2147483647"/>
          <table:named-expression table:name="solver_num" table:base-cell-address="$Sheet1.$A$1" table:expression="2"/>
          <table:named-expression table:name="solver_nwt" table:base-cell-address="$Sheet1.$A$1" table:expression="1"/>
          <table:named-range table:name="solver_opt" table:base-cell-address="$Sheet1.$A$1" table:cell-range-address="$Sheet1.$Z$11"/>
          <table:named-expression table:name="solver_pre" table:base-cell-address="$Sheet1.$A$1" table:expression="0.000001"/>
          <table:named-expression table:name="solver_rbv" table:base-cell-address="$Sheet1.$A$1" table:expression="1"/>
          <table:named-expression table:name="solver_rel1" table:base-cell-address="$Sheet1.$A$1" table:expression="2"/>
          <table:named-expression table:name="solver_rel2" table:base-cell-address="$Sheet1.$A$1" table:expression="3"/>
          <table:named-range table:name="solver_rhs1" table:base-cell-address="$Sheet1.$A$1" table:cell-range-address="$Sheet1.$F$12:.$S$12"/>
          <table:named-expression table:name="solver_rhs2" table:base-cell-address="$Sheet1.$A$1" table:expression="0"/>
          <table:named-expression table:name="solver_rlx" table:base-cell-address="$Sheet1.$A$1" table:expression="2"/>
          <table:named-expression table:name="solver_rsd" table:base-cell-address="$Sheet1.$A$1" table:expression="0"/>
          <table:named-expression table:name="solver_scl" table:base-cell-address="$Sheet1.$A$1" table:expression="1"/>
          <table:named-expression table:name="solver_sho" table:base-cell-address="$Sheet1.$A$1" table:expression="2"/>
          <table:named-expression table:name="solver_ssz" table:base-cell-address="$Sheet1.$A$1" table:expression="100"/>
          <table:named-expression table:name="solver_tim" table:base-cell-address="$Sheet1.$A$1" table:expression="2147483647"/>
          <table:named-expression table:name="solver_tol" table:base-cell-address="$Sheet1.$A$1" table:expression="0.01"/>
          <table:named-expression table:name="solver_typ" table:base-cell-address="$Sheet1.$A$1" table:expression="1"/>
          <table:named-expression table:name="solver_val" table:base-cell-address="$Sheet1.$A$1" table:expression="0"/>
          <table:named-expression table:name="solver_ver" table:base-cell-address="$Sheet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yesh Jain</meta:initial-creator>
    <meta:editing-cycles>4</meta:editing-cycles>
    <meta:creation-date>2019-03-10T21:10:37</meta:creation-date>
    <dc:date>2019-03-12T06:06:59.662427329</dc:date>
    <meta:editing-duration>PT18M</meta:editing-duration>
    <meta:generator>LibreOffice/6.0.7.3$Linux_X86_64 LibreOffice_project/00m0$Build-3</meta:generator>
    <meta:document-statistic meta:table-count="1" meta:cell-count="9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